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17e0b3" officeooo:paragraph-rsid="0017e0b3"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87ea1" officeooo:paragraph-rsid="00187ea1"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248af8" officeooo:paragraph-rsid="00248af8"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17e0b3" officeooo:paragraph-rsid="00187ea1"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187ea1" officeooo:paragraph-rsid="00187ea1" style:font-weight-asian="normal" style:font-weight-complex="normal"/>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e0b3" officeooo:paragraph-rsid="0017e0b3"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text-underline-style="none" fo:font-weight="bold" officeooo:rsid="0017e0b3" officeooo:paragraph-rsid="0017e0b3"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17e0b3" officeooo:paragraph-rsid="001d8971" style:font-weight-asian="bold" style:font-weight-complex="bold"/>
    </style:style>
    <style:style style:name="P9" style:family="paragraph" style:parent-style-name="Standard">
      <style:paragraph-properties fo:text-align="start" style:justify-single-word="false"/>
      <style:text-properties style:text-underline-style="none" fo:font-weight="bold" officeooo:rsid="0017e0b3" officeooo:paragraph-rsid="001dec55" style:font-weight-asian="bold" style:font-weight-complex="bold"/>
    </style:style>
    <style:style style:name="P10" style:family="paragraph" style:parent-style-name="Standard">
      <style:paragraph-properties fo:text-align="start" style:justify-single-word="false"/>
      <style:text-properties style:text-underline-style="none" fo:font-weight="bold" officeooo:rsid="0017e0b3" officeooo:paragraph-rsid="00248af8" style:font-weight-asian="bold" style:font-weight-complex="bold"/>
    </style:style>
    <style:style style:name="P11" style:family="paragraph" style:parent-style-name="Standard">
      <style:paragraph-properties fo:text-align="start" style:justify-single-word="false"/>
      <style:text-properties style:text-underline-style="none" fo:font-weight="bold" officeooo:rsid="0017e0b3" officeooo:paragraph-rsid="0029f5c8" style:font-weight-asian="bold" style:font-weight-complex="bold"/>
    </style:style>
    <style:style style:name="P12" style:family="paragraph" style:parent-style-name="Standard">
      <style:paragraph-properties fo:text-align="start" style:justify-single-word="false"/>
      <style:text-properties style:text-underline-style="none" fo:font-weight="normal" officeooo:rsid="0017e0b3" officeooo:paragraph-rsid="0017e0b3"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7e0b3" officeooo:paragraph-rsid="00187ea1"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7e0b3" officeooo:paragraph-rsid="001d8971"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7e0b3" officeooo:paragraph-rsid="0029f5c8" style:font-weight-asian="normal" style:font-weight-complex="normal"/>
    </style:style>
    <style:style style:name="P16" style:family="paragraph" style:parent-style-name="Standard">
      <style:paragraph-properties fo:text-align="start" style:justify-single-word="false"/>
      <style:text-properties officeooo:paragraph-rsid="0020303e"/>
    </style:style>
    <style:style style:name="P17" style:family="paragraph" style:parent-style-name="Standard">
      <style:paragraph-properties fo:text-align="start" style:justify-single-word="false"/>
      <style:text-properties fo:font-size="12pt" style:text-underline-style="none" fo:font-weight="bold" officeooo:rsid="0017e0b3" officeooo:paragraph-rsid="0029f5c8"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none" fo:font-weight="bold" officeooo:rsid="0017e0b3" officeooo:paragraph-rsid="002b73c0"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none" fo:font-weight="normal" officeooo:rsid="0017e0b3" officeooo:paragraph-rsid="001dec5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7e0b3" officeooo:paragraph-rsid="0029f5c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7e0b3" officeooo:paragraph-rsid="002a95a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7e0b3" officeooo:paragraph-rsid="002b73c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b73c0" officeooo:paragraph-rsid="002b73c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fo:font-weight="bold" officeooo:rsid="002b73c0" officeooo:paragraph-rsid="002b73c0" style:font-size-asian="10.5pt" style:font-weight-asian="bold" style:font-size-complex="12pt" style:font-weight-complex="bold"/>
    </style:style>
    <style:style style:name="P25" style:family="paragraph" style:parent-style-name="Standard">
      <style:paragraph-properties fo:text-align="start" style:justify-single-word="false"/>
      <style:text-properties officeooo:rsid="0020303e" officeooo:paragraph-rsid="0020303e"/>
    </style:style>
    <style:style style:name="P26" style:family="paragraph" style:parent-style-name="Standard">
      <style:paragraph-properties fo:text-align="start" style:justify-single-word="false"/>
      <style:text-properties fo:font-size="15pt" style:text-underline-style="solid" style:text-underline-width="auto" style:text-underline-color="font-color" fo:font-weight="bold" officeooo:rsid="0017e0b3" officeooo:paragraph-rsid="0017e0b3" style:font-size-asian="15pt" style:font-weight-asian="bold" style:font-size-complex="15pt" style:font-weight-complex="bold"/>
    </style:style>
    <style:style style:name="P27" style:family="paragraph" style:parent-style-name="Standard">
      <style:paragraph-properties fo:text-align="start" style:justify-single-word="false"/>
      <style:text-properties fo:font-size="15pt" style:text-underline-style="none" fo:font-weight="normal" officeooo:rsid="00248af8" officeooo:paragraph-rsid="00248af8"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style:text-underline-style="solid" style:text-underline-width="auto" style:text-underline-color="font-color" fo:font-weight="bold" officeooo:rsid="00187ea1" officeooo:paragraph-rsid="00187ea1" style:font-weight-asian="bold" style:font-weight-complex="bold"/>
    </style:style>
    <style:style style:name="P29" style:family="paragraph" style:parent-style-name="Standard">
      <style:paragraph-properties fo:text-align="start" style:justify-single-word="false"/>
      <style:text-properties style:text-underline-style="none" fo:font-weight="normal" officeooo:rsid="001d8971" officeooo:paragraph-rsid="001d8971" style:font-weight-asian="normal"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1dec55" officeooo:paragraph-rsid="0020303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0303e" officeooo:paragraph-rsid="0020303e"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21057d" officeooo:paragraph-rsid="0020303e"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48af8" officeooo:paragraph-rsid="00248af8"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29f5c8" officeooo:paragraph-rsid="0029f5c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2a95a7" officeooo:paragraph-rsid="0029f5c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2b73c0" officeooo:paragraph-rsid="002b73c0"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2f4a5c" officeooo:paragraph-rsid="002f4a5c"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solid" style:text-underline-width="auto" style:text-underline-color="font-color" fo:font-weight="bold" officeooo:rsid="0029f5c8" officeooo:paragraph-rsid="0029f5c8"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style:text-underline-style="solid" style:text-underline-width="auto" style:text-underline-color="font-color" fo:font-weight="bold" officeooo:rsid="002a95a7" officeooo:paragraph-rsid="0029f5c8"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9f5c8" officeooo:paragraph-rsid="0029f5c8" style:font-size-asian="10.5pt" style:font-weight-asian="normal" style:font-size-complex="12pt" style:font-weight-complex="normal"/>
    </style:style>
    <style:style style:name="T1" style:family="text">
      <style:text-properties fo:font-weight="normal" officeooo:rsid="0029f5c8" style:font-weight-asian="normal" style:font-weight-complex="normal"/>
    </style:style>
    <style:style style:name="T2" style:family="text">
      <style:text-properties fo:font-weight="normal" officeooo:rsid="002a95a7" style:font-weight-asian="normal" style:font-weight-complex="normal"/>
    </style:style>
    <style:style style:name="T3" style:family="text">
      <style:text-properties style:text-underline-style="solid" style:text-underline-width="auto" style:text-underline-color="font-color" officeooo:rsid="002a95a7"/>
    </style:style>
    <style:style style:name="T4" style:family="text">
      <style:text-properties officeooo:rsid="00187ea1"/>
    </style:style>
    <style:style style:name="T5" style:family="text">
      <style:text-properties officeooo:rsid="001ad7c9"/>
    </style:style>
    <style:style style:name="T6" style:family="text">
      <style:text-properties officeooo:rsid="001d8971"/>
    </style:style>
    <style:style style:name="T7" style:family="text">
      <style:text-properties fo:font-size="15pt" officeooo:rsid="00248af8"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1dec55" style:font-size-asian="15pt" style:font-size-complex="15pt"/>
    </style:style>
    <style:style style:name="T10" style:family="text">
      <style:text-properties fo:font-size="15pt" style:text-underline-style="solid" style:text-underline-width="auto" style:text-underline-color="font-color" officeooo:rsid="00248af8" style:font-size-asian="15pt" style:font-size-complex="15pt"/>
    </style:style>
    <style:style style:name="T11" style:family="text">
      <style:text-properties fo:font-size="15pt" style:text-underline-style="solid" style:text-underline-width="auto" style:text-underline-color="font-color" officeooo:rsid="0029f5c8" style:font-size-asian="15pt" style:font-size-complex="15pt"/>
    </style:style>
    <style:style style:name="T12" style:family="text">
      <style:text-properties fo:font-size="15pt" style:text-underline-style="solid" style:text-underline-width="auto" style:text-underline-color="font-color" officeooo:rsid="002a95a7" style:font-size-asian="15pt" style:font-size-complex="15pt"/>
    </style:style>
    <style:style style:name="T13" style:family="text">
      <style:text-properties fo:font-size="15pt" style:text-underline-style="solid" style:text-underline-width="auto" style:text-underline-color="font-color" officeooo:rsid="002b73c0" style:font-size-asian="15pt" style:font-size-complex="15pt"/>
    </style:style>
    <style:style style:name="T14" style:family="text">
      <style:text-properties fo:font-size="12pt" style:text-underline-style="none" fo:font-weight="normal" style:font-size-asian="10.5pt" style:font-weight-asian="normal" style:font-size-complex="12pt" style:font-weight-complex="normal"/>
    </style:style>
    <style:style style:name="T15" style:family="text">
      <style:text-properties fo:font-size="12pt" style:text-underline-style="none" fo:font-weight="normal" officeooo:rsid="0017e0b3" style:font-size-asian="10.5pt" style:font-weight-asian="normal" style:font-size-complex="12pt" style:font-weight-complex="normal"/>
    </style:style>
    <style:style style:name="T16" style:family="text">
      <style:text-properties fo:font-size="12pt" style:text-underline-style="none" fo:font-weight="normal" officeooo:rsid="001dec55" style:font-size-asian="10.5pt" style:font-weight-asian="normal" style:font-size-complex="12pt" style:font-weight-complex="normal"/>
    </style:style>
    <style:style style:name="T17" style:family="text">
      <style:text-properties fo:font-size="12pt" style:text-underline-style="none" fo:font-weight="normal" officeooo:rsid="0020303e" style:font-size-asian="10.5pt" style:font-weight-asian="normal" style:font-size-complex="12pt" style:font-weight-complex="normal"/>
    </style:style>
    <style:style style:name="T18" style:family="text">
      <style:text-properties fo:font-size="12pt" style:text-underline-style="none" fo:font-weight="normal" officeooo:rsid="0021057d" style:font-size-asian="10.5pt" style:font-weight-asian="normal" style:font-size-complex="12pt" style:font-weight-complex="normal"/>
    </style:style>
    <style:style style:name="T19" style:family="text">
      <style:text-properties fo:font-size="12pt" style:text-underline-style="none" fo:font-weight="normal" officeooo:rsid="0029f5c8" style:font-size-asian="10.5pt" style:font-weight-asian="normal" style:font-size-complex="12pt" style:font-weight-complex="normal"/>
    </style:style>
    <style:style style:name="T20" style:family="text">
      <style:text-properties fo:font-size="12pt" fo:language="en" fo:country="US" style:text-underline-style="none" fo:font-weight="normal" officeooo:rsid="0021057d" style:font-size-asian="10.5pt" style:font-weight-asian="normal" style:font-size-complex="12pt" style:font-weight-complex="normal"/>
    </style:style>
    <style:style style:name="T21" style:family="text">
      <style:text-properties fo:font-size="12pt" style:font-size-asian="10.5pt" style:font-size-complex="12pt"/>
    </style:style>
    <style:style style:name="T22" style:family="text">
      <style:text-properties fo:font-size="12pt" officeooo:rsid="0021057d" style:font-size-asian="10.5pt" style:font-size-complex="12pt"/>
    </style:style>
    <style:style style:name="T23" style:family="text">
      <style:text-properties fo:font-size="12pt" officeooo:rsid="00262a00" style:font-size-asian="10.5pt" style:font-size-complex="12pt"/>
    </style:style>
    <style:style style:name="T24" style:family="text">
      <style:text-properties fo:font-size="12pt" officeooo:rsid="0029f5c8" style:font-size-asian="10.5pt" style:font-size-complex="12pt"/>
    </style:style>
    <style:style style:name="T25" style:family="text">
      <style:text-properties officeooo:rsid="00262a00"/>
    </style:style>
    <style:style style:name="T26" style:family="text">
      <style:text-properties officeooo:rsid="002a95a7"/>
    </style:style>
    <style:style style:name="T27" style:family="text">
      <style:text-properties officeooo:rsid="002b73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CT TITLE : DIGITAL MARKETING</text:p>
      <text:p text:style-name="P1"/>
      <text:p text:style-name="P1">MODULES :</text:p>
      <text:p text:style-name="P7"><text:tab/>1 – COMPANY/ BRAND OWNER</text:p>
      <text:p text:style-name="P7"><text:tab/>2 – ADVERTISER</text:p>
      <text:p text:style-name="P7"><text:tab/>3 – DEVELOPER</text:p>
      <text:p text:style-name="P7"><text:tab/>4 – VISITOR (optional)</text:p>
      <text:p text:style-name="P7"/>
      <text:p text:style-name="P7"><text:s/><text:span text:style-name="T8">1 – COMPANY/BRAND OWNER</text:span></text:p>
      <text:p text:style-name="P26"/>
      <text:p text:style-name="P13"><text:tab/>IN OUR PROJECT THE OWNER NEEDS TO USE SOME KIND OF SOFTWEAR/WEB APPLICATION IN ORDER TO IMPROVE HI<text:span text:style-name="T25">M</text:span>/HER BUSINESS.SO WE WILL PROVIDE THE INTERFACE WHERE THE COMPANY OWNER CAN DEAL WITH DEVELOPERS TO MAKE <text:s/>THEIR BRAND AND <text:span text:style-name="T4">LATER ON IF THE OWNER WANTS TO ADVERTISE THE BRANDS OR PRODUCTS THEN HE/SHE CAN BUY A PLANS OF ADVERTISEMENT OR SEO</text:span>.</text:p>
      <text:p text:style-name="P13"/>
      <text:p text:style-name="P2">FUNCATIONALITY :-</text:p>
      <text:p text:style-name="P5"/>
      <text:p text:style-name="P13"><text:tab/>-<text:span text:style-name="T4">&gt;OWNER CAN <text:s/>MAKE THEIR BRANDS/PRODCUTS PROFILE</text:span></text:p>
      <text:p text:style-name="P13"/>
      <text:p text:style-name="P12"><text:tab/>-&gt; AFTER REGISTRATION/LOGIN <text:span text:style-name="T4">OWNER CAN DESCRIBE WHAT REALLY HE/SHE WANTS FOR BUSINESS BY POSTING INTO DEVELOPER ZONE.</text:span></text:p>
      <text:p text:style-name="P12"/>
      <text:p text:style-name="P14"><text:tab/>-<text:span text:style-name="T6">&gt;OWNER CAN SEE THE COMMENTS/REVIEWS OF DEVELOPERS </text:span></text:p>
      <text:p text:style-name="P14"/>
      <text:p text:style-name="P12"><text:tab/>-<text:span text:style-name="T4">&gt; IF WEB APPLICATION ALREADY EXISTS THEN THE OWNER CAN SELECT THE ADVERTISEMENT TYPE / PLAN TO MAKE THEIR BRANDS MORE POPULAR.</text:span></text:p>
      <text:p text:style-name="P12"/>
      <text:p text:style-name="P2">TYPES OF ADVERTISEMENT :</text:p>
      <text:p text:style-name="P4"/>
      <text:p text:style-name="P12"><text:tab/><text:span text:style-name="T4">1 – BANNER ADS (DYNAMIC FOR EXAMPLE ADROTATOR CONCEPT IN .NET)</text:span></text:p>
      <text:p text:style-name="P12"><text:tab/><text:span text:style-name="T4">2 – VIDEO ADS (30 <text:s/>– 60 seconds)</text:span></text:p>
      <text:p text:style-name="P12"><text:tab/><text:span text:style-name="T4">3 – DISPLAY ADS (TEXT ADS LIKE IN MAGAZINE FORMAT OR OTHER IF PROVIDED.)</text:span></text:p>
      <text:p text:style-name="P12"><text:tab/><text:span text:style-name="T5">4 – LINK UNITS (TEXT ADS BUT REDIRECTS TO OWNER WEBSITE/PROFILE)</text:span></text:p>
      <text:p text:style-name="P12"><text:tab/><text:span text:style-name="T26">5 – SHOPPING ADS OF PRODUCTS</text:span></text:p>
      <text:p text:style-name="P12"><text:tab/><text:span text:style-name="T26">6 – SEO PLANS (BRANDING FOR THEIR BUSINESS OR PRODUCTS)</text:span></text:p>
      <text:p text:style-name="P12"/>
      <text:p text:style-name="P12"><text:tab/>-<text:span text:style-name="T4">&gt; THE OWNER HAS TO MAKE PAYMENT INTO OUR WEBSITE IN ORDER TO GET BENEFITS OF SELECTED ADVERTISEMENT TYPE.</text:span></text:p>
      <text:p text:style-name="P12"/>
      <text:p text:style-name="P12"><text:tab/><text:span text:style-name="T4">WE WILL HIRE THE SEO SENIOR/JUNIOR MANAGER ON THE BASE OF THE SELECTED SEO PLANS.</text:span></text:p>
      <text:p text:style-name="P12"/>
      <text:p text:style-name="P14"><text:tab/>-<text:span text:style-name="T6">&gt;CUSTOMER CAN CONTACT TO US IF ANY QUERY / RESOLVE THE ERRORS IN THE DEVELOPING OR BRANDING.</text:span></text:p>
      <text:p text:style-name="P14"/>
      <text:p text:style-name="P29"><text:tab/>-&gt;ONWER CAN ALSO DIRECTLY CONTACT TO DEVELPERS BY USING CHAT FUNCATIONALITY .</text:p>
      <text:p text:style-name="P8"/>
      <text:p text:style-name="P8"/>
      <text:p text:style-name="P8"><text:soft-page-break/></text:p>
      <text:p text:style-name="P8"/>
      <text:p text:style-name="P9"><text:s/><text:span text:style-name="T9">2</text:span><text:span text:style-name="T8">– </text:span><text:span text:style-name="T9">DEVELOPERS</text:span></text:p>
      <text:p text:style-name="P19"/>
      <text:p text:style-name="P16"><text:span text:style-name="T15"><text:tab/></text:span><text:span text:style-name="T16">DEVELOPERS ARE ALSO THE CLIENTS OF OUR SYSTEM.THEY CAN LOGGD IN OUR PROVIDED INTERFACE AND SEE THE AVAILABLE PROJECT AND BID ON THAT ,DEVELOPER CAN HIRED BY COMPANY OWNER ON THE BASE OF LOWEST BID OR EXPREINCE OR </text:span><text:a xlink:type="simple" xlink:href="https://en.wikipedia.org/wiki/Capability_Maturity_Model" office:name="Capability Maturity Model Integration" office:target-frame-name="_blank" xlink:show="new" text:style-name="Internet_20_link" text:visited-style-name="Visited_20_Internet_20_Link"><text:span text:style-name="T17">CMM</text:span></text:a><text:span text:style-name="T16"> (</text:span><text:span text:style-name="T20">FOR MORE DETAILS CTRL + CLICK ON CMM</text:span><text:span text:style-name="T16">) LEVEL OF DEVELOPERS.</text:span></text:p>
      <text:p text:style-name="P30"/>
      <text:p text:style-name="P25"><text:span text:style-name="T16">T</text:span><text:span text:style-name="T14">YPES OF CMMI :</text:span></text:p>
      <text:p text:style-name="P31"><text:tab/>LEVEL 1 : INITIAL</text:p>
      <text:p text:style-name="P25"><text:span text:style-name="T14"><text:tab/>LEVEL 2 : </text:span><text:span text:style-name="T18">REPEATABLE</text:span></text:p>
      <text:p text:style-name="P31"><text:tab/>LEVEL 3 : DEFINED</text:p>
      <text:p text:style-name="P25"><text:span text:style-name="T14"><text:tab/>LEVEL 4 : </text:span><text:span text:style-name="T18">CAPABLE</text:span></text:p>
      <text:p text:style-name="P32"><text:tab/>LEVEL 5 : EFFICIENT</text:p>
      <text:p text:style-name="P32"/>
      <text:p text:style-name="P32">-&gt; THROUGH OUR INTERFACE DEVELOPERS CAN FIND THE PROJECTS AND EARN CREDIT.</text:p>
      <text:p text:style-name="P25"><text:span text:style-name="T18"><text:tab/>CREDIT WILL BE DESCRIBED ON THE BA</text:span><text:span text:style-name="T19">SE</text:span><text:span text:style-name="T18"> OF HOW MANY PROJECTS ARE SUBMMITED TO OWNER IN OUR WEBSITE.IT IS WAY TO DESCRIBE THE EXPRINECE OF DEVELOPERS AND TO GET <text:s/>TRUST <text:s/>OF <text:s/>OWNERS.</text:span></text:p>
      <text:p text:style-name="P32"/>
      <text:p text:style-name="P3"><text:span text:style-name="T22">F</text:span><text:span text:style-name="T21">UNCTIONALITY:-</text:span></text:p>
      <text:p text:style-name="P33"><text:tab/>-&gt;REGISTER/LOGIN</text:p>
      <text:p text:style-name="P33"/>
      <text:p text:style-name="P33"><text:tab/>-&gt;ADD COMPANY / TEAM MEMBER</text:p>
      <text:p text:style-name="P33"/>
      <text:p text:style-name="P33"><text:tab/>-&gt; CREATE PROFILE</text:p>
      <text:p text:style-name="P33"/>
      <text:p text:style-name="P33"><text:tab/>-&gt;BID ON PROJECTS</text:p>
      <text:p text:style-name="P33"/>
      <text:p text:style-name="P33"><text:tab/>-&gt;REVIEW/COMMENT TO OWNER POST</text:p>
      <text:p text:style-name="P33"/>
      <text:p text:style-name="P33"><text:tab/>-&gt;ALSO GIVE SUGGESTION IN DEVELOPER COMMUNITY(OPTIONAL)</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10"><text:span text:style-name="T11">3 </text:span><text:span text:style-name="T8">– </text:span><text:span text:style-name="T10">ADVERTISER</text:span></text:p>
      <text:p text:style-name="P27"/>
      <text:p text:style-name="P15"><text:span text:style-name="T7"><text:tab/></text:span><text:span text:style-name="T23">ADVERTISER </text:span><text:span text:style-name="T24">HAS TO</text:span><text:span text:style-name="T23"> PUT PROVIED ADS INTO HIM/HER </text:span><text:span text:style-name="T24">WEBSITE AND EARN MONEY ON THE BASIS OF CLICKS AND <text:s/>SUCCESSFULL LOGIN.</text:span></text:p>
      <text:p text:style-name="P34"/>
      <text:p text:style-name="P38">FUNCTIONALITY :-</text:p>
      <text:p text:style-name="P34"><text:tab/>1 -&gt; REQUEST TO PUT ADS INTO PROVIDED DOMAINS</text:p>
      <text:p text:style-name="P34"><text:tab/>2 -&gt; IF REQUEST IS ACCEPTED BY MASTER THEN ADVERTISER CAN PUT A GENERATED CODE INTO WEBSITE AND APPLY FOR QUICK START.</text:p>
      <text:p text:style-name="P34"><text:tab/>3 -&gt; CHECK FOR THE GENERATED REPORT OF CLICKS AND LOGIN</text:p>
      <text:p text:style-name="P34"><text:tab/>4 -&gt; TRNSFER MONEY INTO BANK ACCOUNT (OR REQUEST FOR PAYOUT)</text:p>
      <text:p text:style-name="P34"/>
      <text:p text:style-name="P11"><text:span text:style-name="T11">4 </text:span><text:span text:style-name="T8">– </text:span><text:span text:style-name="T11">VISITOR</text:span><text:span text:style-name="T12">(OPTIONAL)</text:span></text:p>
      <text:p text:style-name="P40"/>
      <text:p text:style-name="P17"><text:span text:style-name="T1"><text:tab/>VISITOR CAN EARN SOME POCKET MONEY BY WACTHING VIDEO ADS OR READING POST </text:span><text:span text:style-name="T2">(TEXT ADS AND LINK UNITS).</text:span></text:p>
      <text:p text:style-name="P35"/>
      <text:p text:style-name="P17"><text:span text:style-name="T2"><text:tab/></text:span><text:span text:style-name="T3">FUNCTIONALITY:-</text:span></text:p>
      <text:p text:style-name="P39"/>
      <text:p text:style-name="P21"><text:tab/><text:tab/><text:span text:style-name="T26">1 -&gt; CAN BECOME OWNER/DEVELOPER/ADVERTISER</text:span></text:p>
      <text:p text:style-name="P21"><text:tab/><text:tab/><text:span text:style-name="T26">2 -&gt; REQUEST FOR PAYOUT</text:span></text:p>
      <text:p text:style-name="P20"/>
      <text:p text:style-name="P18"><text:span text:style-name="T13">5</text:span><text:span text:style-name="T11"> </text:span><text:span text:style-name="T8">– </text:span><text:span text:style-name="T13">MASTER</text:span></text:p>
      <text:p text:style-name="P22"/>
      <text:p text:style-name="P22"><text:tab/><text:span text:style-name="T27">MASTER IS ADMIN OF THE SITE,HE/SHE CAN CONTROL ALL OVER THE WEBSITE.</text:span></text:p>
      <text:p text:style-name="P22"/>
      <text:p text:style-name="P24">FUNCITONALITY :-</text:p>
      <text:p text:style-name="P23"><text:tab/>1 -&gt; ADD/REMOVE OTHER ADMIN</text:p>
      <text:p text:style-name="P23"><text:s/><text:tab/>2 -&gt; REVIEW CUSTOMER FEEDBACK AND SUPPORT SYSTEM</text:p>
      <text:p text:style-name="P23"><text:tab/>3 -&gt; MAKE A PAYMENT TO ADVERITSER/VISITOR/DEVELOPER</text:p>
      <text:p text:style-name="P23"><text:tab/>4 -&gt; ADD/REMOVE CLIENT(ADVERITSER / VISITOR / DEVELOPER)</text:p>
      <text:p text:style-name="P23"><text:tab/>5 -&gt; CHAT WITH OTHERS.</text:p>
      <text:p text:style-name="P23"><text:tab/>6 -&gt; SEND MESSAGE/MAIL</text:p>
      <text:p text:style-name="P23"><text:tab/>7 -&gt; AT CLIENT SIDE GENERATE EVENT(TO GET DETAILS IF MASTER ADD COLUMN INTO TABLE) OR SOMTHING ELSE.</text:p>
      <text:p text:style-name="P23"><text:tab/>8 -&gt; NOTIFICATION CENTER</text:p>
      <text:p text:style-name="P23"><text:tab/>9 -&gt; REVIEW THE REQUESTED THE DOMAINS FOR ADS</text:p>
      <text:p text:style-name="P23"><text:tab/>10 -&gt; HIRE THE SEO MANAGER FOR BRANDING AND MAKE PAYMENT</text:p>
      <text:p text:style-name="P23"/>
      <text:p text:style-name="P37">PLEASE GIVE ME SOME SUGGESTION IF YOU LIKE MY CONCE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1:45:12.298883020</meta:creation-date>
    <dc:date>2017-08-30T13:30:50.226075609</dc:date>
    <meta:editing-duration>PT50M10S</meta:editing-duration>
    <meta:editing-cycles>9</meta:editing-cycles>
    <meta:generator>LibreOffice/5.1.6.2$Linux_X86_64 LibreOffice_project/10m0$Build-2</meta:generator>
    <meta:document-statistic meta:table-count="0" meta:image-count="0" meta:object-count="0" meta:page-count="3" meta:paragraph-count="67" meta:word-count="610" meta:character-count="3627" meta:non-whitespace-character-count="3004"/>
  </office:meta>
</office:document-meta>
</file>